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Helvetica1" svg:font-family="Helvetica" style:font-family-generic="swiss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61.01mm" style:page-number="auto" fo:break-before="page" table:align="margins"/>
    </style:style>
    <style:style style:name="Table1.A" style:family="table-column">
      <style:table-column-properties style:column-width="161.01mm" style:rel-column-width="65535*"/>
    </style:style>
    <style:style style:name="Table1.A1" style:family="table-cell">
      <style:table-cell-properties fo:padding="0.97mm" fo:border-left="none" fo:border-right="none" fo:border-top="none" fo:border-bottom="0.5pt solid #000000"/>
    </style:style>
    <style:style style:name="Table10" style:family="table">
      <style:table-properties style:width="160.81mm" table:align="left"/>
    </style:style>
    <style:style style:name="Table10.A" style:family="table-column">
      <style:table-column-properties style:column-width="101.72mm"/>
    </style:style>
    <style:style style:name="Table10.B" style:family="table-column">
      <style:table-column-properties style:column-width="11.75mm"/>
    </style:style>
    <style:style style:name="Table10.C" style:family="table-column">
      <style:table-column-properties style:column-width="12.65mm"/>
    </style:style>
    <style:style style:name="Table10.D" style:family="table-column">
      <style:table-column-properties style:column-width="34.7mm"/>
    </style:style>
    <style:style style:name="Table10.1" style:family="table-row">
      <style:table-row-properties style:row-height="6.6mm"/>
    </style:style>
    <style:style style:name="Table10.A1" style:family="table-cell">
      <style:table-cell-properties fo:padding="0.97mm" fo:border="none"/>
    </style:style>
    <style:style style:name="Table2" style:family="table">
      <style:table-properties style:width="160.81mm" table:align="left"/>
    </style:style>
    <style:style style:name="Table2.A" style:family="table-column">
      <style:table-column-properties style:column-width="101.72mm"/>
    </style:style>
    <style:style style:name="Table2.B" style:family="table-column">
      <style:table-column-properties style:column-width="12.05mm"/>
    </style:style>
    <style:style style:name="Table2.C" style:family="table-column">
      <style:table-column-properties style:column-width="12.21mm"/>
    </style:style>
    <style:style style:name="Table2.D" style:family="table-column">
      <style:table-column-properties style:column-width="3.81mm"/>
    </style:style>
    <style:style style:name="Table2.E" style:family="table-column">
      <style:table-column-properties style:column-width="11.02mm"/>
    </style:style>
    <style:style style:name="Table2.F" style:family="table-column">
      <style:table-column-properties style:column-width="20mm"/>
    </style:style>
    <style:style style:name="Table2.A1" style:family="table-cell">
      <style:table-cell-properties style:vertical-align="" fo:background-color="#ffffff" fo:padding="0.97mm" fo:border="none">
        <style:background-image/>
      </style:table-cell-properties>
    </style:style>
    <style:style style:name="Table3" style:family="table">
      <style:table-properties style:width="160.81mm" table:align="left"/>
    </style:style>
    <style:style style:name="Table3.A" style:family="table-column">
      <style:table-column-properties style:column-width="50.57mm"/>
    </style:style>
    <style:style style:name="Table3.B" style:family="table-column">
      <style:table-column-properties style:column-width="78.93mm"/>
    </style:style>
    <style:style style:name="Table3.C" style:family="table-column">
      <style:table-column-properties style:column-width="11.31mm"/>
    </style:style>
    <style:style style:name="Table3.D" style:family="table-column">
      <style:table-column-properties style:column-width="20mm"/>
    </style:style>
    <style:style style:name="Table3.1" style:family="table-row">
      <style:table-row-properties style:min-row-height="3.9mm"/>
    </style:style>
    <style:style style:name="Table3.A1" style:family="table-cell">
      <style:table-cell-properties fo:padding="0.97mm" fo:border="none"/>
    </style:style>
    <style:style style:name="Table3.C1" style:family="table-cell">
      <style:table-cell-properties fo:padding="0.97mm" fo:border-left="none" fo:border-right="none" fo:border-top="0.5pt solid #000000" fo:border-bottom="1pt solid #000000"/>
    </style:style>
    <style:style style:name="P1" style:family="paragraph" style:parent-style-name="Header">
      <style:text-properties officeooo:rsid="00222d44" officeooo:paragraph-rsid="00222d44"/>
    </style:style>
    <style:style style:name="P2" style:family="paragraph" style:parent-style-name="Header">
      <style:text-properties style:font-name="Helvetica1" fo:font-size="11pt" fo:letter-spacing="0.21mm" fo:font-weight="normal" officeooo:rsid="00190f2a" officeooo:paragraph-rsid="0024dca7" style:font-size-asian="11pt" style:font-weight-asian="normal" style:font-size-complex="11pt" style:font-weight-complex="normal"/>
    </style:style>
    <style:style style:name="P3" style:family="paragraph" style:parent-style-name="Header">
      <style:text-properties style:font-name="Helvetica1" fo:font-size="11pt" fo:letter-spacing="0.21mm" fo:font-weight="normal" officeooo:rsid="00190f2a" officeooo:paragraph-rsid="001c598c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5.59mm"/>
      <style:text-properties style:font-name="Helvetica1" fo:font-size="10pt" fo:letter-spacing="0.56mm" fo:font-weight="bold" officeooo:paragraph-rsid="00e4a72e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5.59mm"/>
      <style:text-properties style:font-name="Helvetica1" fo:font-size="10pt" fo:letter-spacing="0.56mm" fo:font-weight="bold" officeooo:rsid="00c75faa" officeooo:paragraph-rsid="00e4a72e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Helvetica1" fo:font-size="10pt" fo:letter-spacing="0.56mm" officeooo:paragraph-rsid="00e4a72e" style:font-size-asian="10pt" style:font-size-complex="10pt"/>
    </style:style>
    <style:style style:name="P7" style:family="paragraph" style:parent-style-name="Standard">
      <style:paragraph-properties fo:line-height="5.59mm" fo:text-align="start" style:justify-single-word="false"/>
      <style:text-properties officeooo:rsid="00155d38" officeooo:paragraph-rsid="00e4a72e"/>
    </style:style>
    <style:style style:name="P8" style:family="paragraph" style:parent-style-name="Standard">
      <style:paragraph-properties fo:line-height="5.59mm" fo:text-align="start" style:justify-single-word="false"/>
      <style:text-properties officeooo:rsid="00155d38" officeooo:paragraph-rsid="00e7cde2"/>
    </style:style>
    <style:style style:name="P9" style:family="paragraph" style:parent-style-name="Table_20_Contents">
      <style:paragraph-properties fo:margin-top="0.76mm" fo:margin-bottom="0mm" loext:contextual-spacing="false" fo:text-align="start" style:justify-single-word="false"/>
      <style:text-properties style:font-name="Helvetica1" fo:font-size="10pt" fo:letter-spacing="0.21mm" fo:font-weight="normal" officeooo:rsid="00c62f0f" officeooo:paragraph-rsid="00e56e77" style:font-size-asian="10pt" style:font-size-complex="10pt"/>
    </style:style>
    <style:style style:name="P10" style:family="paragraph" style:parent-style-name="Table_20_Contents">
      <style:paragraph-properties fo:margin-top="0.76mm" fo:margin-bottom="0mm" loext:contextual-spacing="false" fo:line-height="4.06mm"/>
      <style:text-properties style:font-name="Helvetica1" fo:font-size="10pt" fo:letter-spacing="0.21mm" fo:font-weight="normal" officeooo:rsid="00c62f0f" officeooo:paragraph-rsid="00e56e77" style:font-size-asian="10pt" style:font-size-complex="10pt"/>
    </style:style>
    <style:style style:name="P11" style:family="paragraph" style:parent-style-name="Table_20_Contents">
      <style:paragraph-properties fo:margin-top="0.76mm" fo:margin-bottom="0mm" loext:contextual-spacing="false"/>
      <style:text-properties style:font-name="Helvetica1" fo:font-size="10pt" fo:letter-spacing="0.21mm" fo:font-weight="normal" officeooo:rsid="00c62f0f" officeooo:paragraph-rsid="00e56e77" style:font-size-asian="10pt" style:font-size-complex="10pt"/>
    </style:style>
    <style:style style:name="P12" style:family="paragraph" style:parent-style-name="Table_20_Contents">
      <style:paragraph-properties fo:margin-top="0.76mm" fo:margin-bottom="0mm" loext:contextual-spacing="false" fo:text-align="end" style:justify-single-word="false"/>
      <style:text-properties style:font-name="Helvetica1" fo:font-size="10pt" fo:letter-spacing="0.21mm" fo:font-weight="normal" officeooo:rsid="00f807eb" officeooo:paragraph-rsid="00e56e77" style:font-size-asian="10pt" style:font-size-complex="10pt"/>
    </style:style>
    <style:style style:name="P13" style:family="paragraph" style:parent-style-name="Standard">
      <style:paragraph-properties fo:margin-top="0.49mm" fo:margin-bottom="0mm" loext:contextual-spacing="false" fo:line-height="5.59mm"/>
      <style:text-properties style:font-name="Helvetica1" fo:font-size="10pt" fo:letter-spacing="0.21mm" fo:font-weight="bold" officeooo:paragraph-rsid="00e7cde2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.49mm" fo:margin-bottom="0mm" loext:contextual-spacing="false" fo:line-height="5.59mm" fo:text-align="end" style:justify-single-word="false"/>
      <style:text-properties style:font-name="Helvetica1" fo:font-size="10pt" fo:letter-spacing="0.21mm" fo:font-weight="bold" officeooo:rsid="00b266ee" officeooo:paragraph-rsid="00e7cde2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.49mm" fo:margin-bottom="0mm" loext:contextual-spacing="false" fo:line-height="5.59mm"/>
      <style:text-properties style:font-name="Helvetica1" fo:font-size="10pt" fo:letter-spacing="0.21mm" fo:font-weight="normal" officeooo:rsid="00f2fec0" officeooo:paragraph-rsid="00e7cde2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paragraph-properties fo:line-height="5.59mm" fo:text-align="start" style:justify-single-word="false"/>
      <style:text-properties style:font-name="Helvetica1" fo:font-size="10pt" fo:letter-spacing="0.71mm" fo:font-weight="bold" officeooo:rsid="001373b3" officeooo:paragraph-rsid="00dc61e8" style:font-size-asian="10pt" style:font-weight-asian="bold" style:font-size-complex="10pt" style:font-weight-complex="600"/>
    </style:style>
    <style:style style:name="P17" style:family="paragraph" style:parent-style-name="Standard">
      <style:paragraph-properties fo:line-height="5.59mm" fo:text-align="start" style:justify-single-word="false"/>
      <style:text-properties officeooo:rsid="00155d38" officeooo:paragraph-rsid="00e7cde2"/>
    </style:style>
    <style:style style:name="P18" style:family="paragraph" style:parent-style-name="Standard" style:list-style-name="L1">
      <style:paragraph-properties fo:margin-top="0mm" fo:margin-bottom="1.99mm" loext:contextual-spacing="false" fo:line-height="5.59mm" fo:text-align="start" style:justify-single-word="false" fo:break-before="page">
        <style:tab-stops/>
      </style:paragraph-properties>
      <style:text-properties style:font-name="Helvetica1" fo:font-size="12pt" fo:letter-spacing="0.71mm" fo:font-weight="bold" officeooo:rsid="001373b3" officeooo:paragraph-rsid="00dc61e8" style:font-size-asian="12pt" style:font-weight-asian="bold" style:font-size-complex="12pt" style:font-weight-complex="600"/>
    </style:style>
    <style:style style:name="P19" style:family="paragraph" style:parent-style-name="Standard" style:list-style-name="L2">
      <style:paragraph-properties fo:margin-left="2.54mm" fo:margin-right="0mm" fo:margin-top="0mm" fo:margin-bottom="0mm" loext:contextual-spacing="false" fo:line-height="5.59mm" fo:text-align="start" style:justify-single-word="false" fo:keep-together="always" fo:text-indent="-2.29mm" style:auto-text-indent="false" style:shadow="none">
        <style:tab-stops>
          <style:tab-stop style:position="0.41mm"/>
        </style:tab-stops>
      </style:paragraph-properties>
      <style:text-properties style:font-name="Helvetica1" fo:font-size="10pt" fo:letter-spacing="0.21mm" fo:font-weight="normal" officeooo:rsid="00c62f0f" officeooo:paragraph-rsid="00e56e77" style:font-size-asian="10pt" style:font-size-complex="10pt"/>
    </style:style>
    <style:style style:name="T1" style:family="text">
      <style:text-properties officeooo:rsid="00dc61e8"/>
    </style:style>
    <style:style style:name="T2" style:family="text">
      <style:text-properties style:font-name="Helvetica1" fo:font-size="10pt" fo:letter-spacing="0.21mm" fo:font-weight="normal" style:font-size-asian="10pt" style:font-weight-asian="normal" style:font-size-complex="10pt" style:font-weight-complex="normal"/>
    </style:style>
    <style:style style:name="T3" style:family="text">
      <style:text-properties style:font-name="Helvetica1" fo:font-size="10pt" fo:letter-spacing="0.21mm" fo:font-weight="normal" officeooo:rsid="00dc61e8" style:font-size-asian="10pt" style:font-weight-asian="normal" style:font-size-complex="10pt" style:font-weight-complex="normal"/>
    </style:style>
    <style:style style:name="T4" style:family="text">
      <style:text-properties officeooo:rsid="00e7cde2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6.35mm" fo:margin-left="-0.19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16mm" fo:text-indent="-6.35mm" fo:margin-left="6.16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2.51mm" fo:text-indent="-6.35mm" fo:margin-left="12.51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8.86mm" fo:text-indent="-6.35mm" fo:margin-left="18.86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5.21mm" fo:text-indent="-6.35mm" fo:margin-left="25.2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1.56mm" fo:text-indent="-6.35mm" fo:margin-left="31.56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7.91mm" fo:text-indent="-6.35mm" fo:margin-left="37.91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4.26mm" fo:text-indent="-6.35mm" fo:margin-left="44.26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0.61mm" fo:text-indent="-6.35mm" fo:margin-left="50.61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6.96mm" fo:text-indent="-6.35mm" fo:margin-left="56.96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5.15mm" fo:text-indent="-6.35mm" fo:margin-left="25.15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list xml:id="list3992038067122027219" text:style-name="L1">
              <text:list-item>
                <text:p text:style-name="P18">Vertrauliches Beiblatt</text:p>
              </text:list-item>
              <text:list-item>
                <text:p text:style-name="P16">Weitere Leistungen <text:span text:style-name="T1">[TITLE]</text:span></text:p>
              </text:list-item>
            </text:list>
          </table:table-cell>
        </table:table-row>
      </table:table>
      <text:p text:style-name="P7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4">Honorar</text:p>
          </table:table-cell>
          <table:table-cell table:style-name="Table10.A1" office:value-type="string">
            <text:p text:style-name="P5">Std.</text:p>
          </table:table-cell>
          <table:table-cell table:style-name="Table10.A1" office:value-type="string">
            <text:p text:style-name="P5">Satz</text:p>
          </table:table-cell>
          <table:table-cell table:style-name="Table10.A1" office:value-type="string">
            <text:p text:style-name="P6"/>
          </table:table-cell>
        </table:table-row>
      </table:table>
      <text:section text:style-name="Sect1" text:name="ACTIVITY_ROW"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row>
            <table:table-cell table:style-name="Table2.A1" office:value-type="string">
              <text:list xml:id="list6306240492214704713" text:style-name="L2">
                <text:list-item>
                  <text:p text:style-name="P19">[TEXT]</text:p>
                </text:list-item>
              </text:list>
            </table:table-cell>
            <table:table-cell table:style-name="Table2.A1" office:value-type="string">
              <text:p text:style-name="P11">[HOURS]</text:p>
            </table:table-cell>
            <table:table-cell table:style-name="Table2.A1" office:value-type="string">
              <text:p text:style-name="P9">[RATE]</text:p>
            </table:table-cell>
            <table:table-cell table:style-name="Table2.A1" office:value-type="string">
              <text:p text:style-name="P10">=</text:p>
            </table:table-cell>
            <table:table-cell table:style-name="Table2.A1" office:value-type="string">
              <text:p text:style-name="P11">CHF</text:p>
            </table:table-cell>
            <table:table-cell table:style-name="Table2.A1" office:value-type="string">
              <text:p text:style-name="P12">[AMOUNT]</text:p>
            </table:table-cell>
          </table:table-row>
        </table:table>
      </text:section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3">Total <text:span text:style-name="T4">Weitere Leistungen</text:span></text:p>
          </table:table-cell>
          <table:table-cell table:style-name="Table3.A1" office:value-type="string">
            <text:p text:style-name="P15"/>
          </table:table-cell>
          <table:table-cell table:style-name="Table3.C1" office:value-type="string">
            <text:p text:style-name="P13">CHF</text:p>
          </table:table-cell>
          <table:table-cell table:style-name="Table3.C1" office:value-type="string">
            <text:p text:style-name="P14">[TOTAL]</text:p>
          </table:table-cell>
        </table:table-row>
      </table:table>
      <text:p text:style-name="P8"><text:span text:style-name="T2"/></text:p>
      <text:p text:style-name="P8"><text:span text:style-name="T2">Hombrechtikon, </text:span><text:span text:style-name="T3">[DATE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Helvetica1" svg:font-family="Helvetica" style:font-family-generic="swiss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/>
      <style:text-properties style:font-name="Helvetica" fo:font-family="Helvetica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1.44mm" style:type="center"/>
          <style:tab-stop style:position="162.9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1.44mm" style:type="center"/>
          <style:tab-stop style:position="162.9m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222d44" officeooo:paragraph-rsid="00222d44"/>
    </style:style>
    <style:style style:name="MP2" style:family="paragraph" style:parent-style-name="Header">
      <style:text-properties style:font-name="Helvetica1" fo:font-size="11pt" fo:letter-spacing="0.21mm" fo:font-weight="normal" officeooo:rsid="00190f2a" officeooo:paragraph-rsid="0024dca7" style:font-size-asian="11pt" style:font-weight-asian="normal" style:font-size-complex="11pt" style:font-weight-complex="normal"/>
    </style:style>
    <style:style style:name="MP3" style:family="paragraph" style:parent-style-name="Header">
      <style:text-properties style:font-name="Helvetica1" fo:font-size="11pt" fo:letter-spacing="0.21mm" fo:font-weight="normal" officeooo:rsid="00190f2a" officeooo:paragraph-rsid="001c598c" style:font-size-asian="11pt" style:font-weight-asian="normal" style:font-size-complex="11pt" style:font-weight-complex="normal"/>
    </style:style>
    <style:page-layout style:name="Mpm1">
      <style:page-layout-properties fo:page-width="210.01mm" fo:page-height="297mm" style:num-format="1" style:print-orientation="portrait" fo:margin-top="44.45mm" fo:margin-bottom="20mm" fo:margin-left="29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  <style:page-layout style:name="Mpm3" style:page-usage="left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6.42mm" fo:margin-bottom="20mm" fo:margin-left="33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6mm" fo:margin-left="0mm" fo:margin-right="0mm" fo:margin-bottom="14.99mm" style:dynamic-spacing="false"/>
      </style:header-style>
      <style:footer-style/>
    </style:page-layout>
    <style:page-layout style:name="Mpm8">
      <style:page-layout-properties fo:page-width="215.9mm" fo:page-height="279.4mm" style:num-format="1" style:print-orientation="portrait" fo:margin-top="26.42mm" fo:margin-bottom="20mm" fo:margin-left="33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6mm" fo:margin-left="0mm" fo:margin-right="0mm" fo:margin-bottom="14.99m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>
      <style:header>
        <text:p text:style-name="MP1"/>
      </style:header>
    </style:master-page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Landscape" style:page-layout-name="Mpm5"/>
    <style:master-page style:name="Index" style:page-layout-name="Mpm6"/>
    <style:master-page style:name="First_20_Page" style:display-name="First Page" style:page-layout-name="Mpm6" style:next-style-name="Standard"/>
    <style:master-page style:name="Last_20_Page" style:display-name="Last Page" style:page-layout-name="Mpm7">
      <style:header>
        <text:p text:style-name="MP2">${customerName}</text:p>
      </style:header>
    </style:master-page>
    <style:master-page style:name="Confidential_20_Supplement" style:display-name="Confidential Supplement" style:page-layout-name="Mpm8">
      <style:header>
        <text:p text:style-name="MP3">${customerName}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2:10:16</meta:creation-date>
    <dc:date>2017-08-24T12:05:38.532259475</dc:date>
    <meta:editing-duration>PT10H11M4S</meta:editing-duration>
    <meta:editing-cycles>346</meta:editing-cycles>
    <meta:generator>LibreOffice/5.1.6.2$Linux_X86_64 LibreOffice_project/10m0$Build-2</meta:generator>
    <meta:document-statistic meta:table-count="4" meta:image-count="0" meta:object-count="0" meta:page-count="1" meta:paragraph-count="17" meta:word-count="26" meta:character-count="182" meta:non-whitespace-character-count="176"/>
  </office:meta>
</office:document-meta>
</file>